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/>
    <style:font-face style:name="F" svg:font-family="" style:font-family-generic="roman"/>
    <style:font-face style:name="FreeSans" svg:font-family="FreeSans" style:font-family-generic="swiss"/>
    <style:font-face style:name="Consolas2" svg:font-family="Consolas" style:font-family-generic="modern" style:font-pitch="fixed"/>
    <style:font-face style:name="Liberation Sans1" svg:font-family="'Liberation Sans'" style:font-pitch="variable"/>
    <style:font-face style:name="Lucida Sans2" svg:font-family="'Lucida Sans'" style:font-pitch="variable"/>
    <style:font-face style:name="Microsoft YaHei2" svg:font-family="'Microsoft YaHei'" style:font-pitch="variable"/>
    <style:font-face style:name="Times New Roman1" svg:font-family="'Times New Roman'" style:font-pitch="variable"/>
    <style:font-face style:name="Consolas1" svg:font-family="Consolas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Calibri2" svg:font-family="Calibri" style:font-family-generic="system" style:font-pitch="variable"/>
    <style:font-face style:name="Consolas3" svg:font-family="Consolas" style:font-family-generic="system" style:font-pitch="variable"/>
    <style:font-face style:name="FreeSans2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="" draw:marker-start-width="0.252cm" draw:marker-end="Symmetric_20_Arrow" draw:marker-end-width="0.252cm" draw:fill-color="#66ffff" draw:textarea-horizontal-align="justify" draw:textarea-vertical-align="middle" draw:auto-grow-height="false" fo:min-height="0.35cm" fo:min-width="8.1cm" fo:padding-top="0.142cm" fo:padding-bottom="0.142cm" fo:padding-left="0.267cm" fo:padding-right="0.267cm" draw:shadow="hidden" draw:shadow-opacity="27%"/>
    </style:style>
    <style:style style:name="gr2" style:family="graphic" style:parent-style-name="standard">
      <style:graphic-properties svg:stroke-width="0.035cm" draw:marker-start="" draw:marker-start-width="0.252cm" draw:marker-end="Symmetric_20_Arrow" draw:marker-end-width="0.252cm" draw:fill-color="#ffffff" draw:textarea-horizontal-align="justify" draw:textarea-vertical-align="middle" draw:auto-grow-height="false" fo:min-height="0.15cm" fo:min-width="4.335cm" fo:padding-top="0.142cm" fo:padding-bottom="0.142cm" fo:padding-left="0.267cm" fo:padding-right="0.267cm" draw:shadow="hidden" draw:shadow-opacity="27%"/>
    </style:style>
    <style:style style:name="gr3" style:family="graphic" style:parent-style-name="standard">
      <style:graphic-properties svg:stroke-width="0.035cm" draw:marker-start="" draw:marker-start-width="0.252cm" draw:marker-end="Symmetric_20_Arrow" draw:marker-end-width="0.252cm" draw:fill-color="#ffffff" draw:textarea-horizontal-align="justify" draw:textarea-vertical-align="middle" draw:auto-grow-height="false" fo:min-height="0.136cm" fo:min-width="4.326cm" fo:padding-top="0.142cm" fo:padding-bottom="0.142cm" fo:padding-left="0.267cm" fo:padding-right="0.267cm" draw:shadow="hidden" draw:shadow-opacity="27%"/>
    </style:style>
    <style:style style:name="gr4" style:family="graphic" style:parent-style-name="objectwithoutfill">
      <style:graphic-properties svg:stroke-width="0.035cm" draw:marker-start="" draw:marker-start-width="0.252cm" draw:marker-end="Symmetric_20_Arrow" draw:marker-end-width="0.352cm" draw:fill="solid" draw:textarea-vertical-align="middle" fo:padding-top="0.142cm" fo:padding-bottom="0.142cm" fo:padding-left="0.267cm" fo:padding-right="0.267cm" draw:shadow="hidden" draw:shadow-opacity="27%"/>
    </style:style>
    <style:style style:name="gr5" style:family="graphic" style:parent-style-name="standard">
      <style:graphic-properties svg:stroke-width="0.035cm" draw:marker-start="" draw:marker-start-width="0.252cm" draw:marker-end="Symmetric_20_Arrow" draw:marker-end-width="0.252cm" draw:fill-color="#ffffff" draw:textarea-horizontal-align="justify" draw:textarea-vertical-align="middle" draw:auto-grow-height="false" fo:min-height="0.15cm" fo:min-width="4.326cm" fo:padding-top="0.142cm" fo:padding-bottom="0.142cm" fo:padding-left="0.267cm" fo:padding-right="0.267cm" draw:shadow="hidden" draw:shadow-opacity="27%"/>
    </style:style>
    <style:style style:name="gr6" style:family="graphic" style:parent-style-name="standard" style:list-style-name="L1">
      <style:graphic-properties svg:stroke-width="0.035cm" draw:marker-start="" draw:marker-start-width="0.252cm" draw:marker-end="Symmetric_20_Arrow" draw:marker-end-width="0.252cm" draw:fill-color="#ffffff" draw:textarea-horizontal-align="justify" draw:textarea-vertical-align="middle" draw:auto-grow-height="false" fo:min-height="0.45cm" fo:min-width="10.6cm" fo:padding-top="0.142cm" fo:padding-bottom="0.142cm" fo:padding-left="0.267cm" fo:padding-right="0.267cm" draw:shadow="hidden" draw:shadow-opacity="27%"/>
    </style:style>
    <style:style style:name="gr7" style:family="graphic" style:parent-style-name="standard">
      <style:graphic-properties svg:stroke-width="0.035cm" draw:marker-start="" draw:marker-start-width="0.252cm" draw:marker-end="Symmetric_20_Arrow" draw:marker-end-width="0.252cm" draw:fill-color="#ffffff" draw:textarea-horizontal-align="justify" draw:textarea-vertical-align="middle" draw:auto-grow-height="false" fo:min-height="0.15cm" fo:min-width="7cm" fo:padding-top="0.142cm" fo:padding-bottom="0.142cm" fo:padding-left="0.267cm" fo:padding-right="0.267cm" draw:shadow="hidden" draw:shadow-opacity="27%"/>
    </style:style>
    <style:style style:name="gr8" style:family="graphic" style:parent-style-name="standard">
      <style:graphic-properties svg:stroke-width="0.035cm" draw:marker-start="" draw:marker-start-width="0.252cm" draw:marker-end="Symmetric_20_Arrow" draw:marker-end-width="0.252cm" draw:fill-color="#ffffff" draw:textarea-horizontal-align="justify" draw:textarea-vertical-align="middle" draw:auto-grow-height="false" fo:min-height="0.129cm" fo:min-width="7cm" fo:padding-top="0.142cm" fo:padding-bottom="0.142cm" fo:padding-left="0.267cm" fo:padding-right="0.267cm" draw:shadow="hidden" draw:shadow-opacity="27%"/>
    </style:style>
    <style:style style:name="gr9" style:family="graphic" style:parent-style-name="standard">
      <style:graphic-properties svg:stroke-width="0.035cm" draw:marker-start="" draw:marker-start-width="0.252cm" draw:marker-end="Symmetric_20_Arrow" draw:marker-end-width="0.252cm" draw:fill-color="#ffffff" draw:textarea-horizontal-align="justify" draw:textarea-vertical-align="middle" draw:auto-grow-height="false" fo:min-height="0.25cm" fo:min-width="11.2cm" fo:padding-top="0.142cm" fo:padding-bottom="0.142cm" fo:padding-left="0.267cm" fo:padding-right="0.267cm" draw:shadow="hidden" draw:shadow-opacity="27%"/>
    </style:style>
    <style:style style:name="gr10" style:family="graphic" style:parent-style-name="standard">
      <style:graphic-properties svg:stroke-width="0.035cm" draw:marker-start="" draw:marker-start-width="0.252cm" draw:marker-end="Symmetric_20_Arrow" draw:marker-end-width="0.252cm" draw:fill="solid" draw:fill-color="#ffff38" draw:opacity="100%" draw:textarea-horizontal-align="justify" draw:textarea-vertical-align="middle" draw:auto-grow-height="false" fo:min-height="0.25cm" fo:min-width="5.3cm" fo:padding-top="0.142cm" fo:padding-bottom="0.142cm" fo:padding-left="0.267cm" fo:padding-right="0.267cm" draw:shadow="hidden" draw:shadow-opacity="27%"/>
    </style:style>
    <style:style style:name="gr11" style:family="graphic" style:parent-style-name="standard">
      <style:graphic-properties svg:stroke-width="0.035cm" draw:marker-start="" draw:marker-start-width="0.252cm" draw:marker-end="Symmetric_20_Arrow" draw:marker-end-width="0.252cm" draw:fill-color="#ffffff" draw:textarea-horizontal-align="justify" draw:textarea-vertical-align="middle" draw:auto-grow-height="false" fo:min-height="0.25cm" fo:min-width="12.1cm" fo:padding-top="0.142cm" fo:padding-bottom="0.142cm" fo:padding-left="0.267cm" fo:padding-right="0.267cm" draw:shadow="hidden" draw:shadow-opacity="27%"/>
    </style:style>
    <style:style style:name="gr12" style:family="graphic" style:parent-style-name="standard">
      <style:graphic-properties svg:stroke-width="0.035cm" draw:marker-start="" draw:marker-start-width="0.252cm" draw:marker-end="Symmetric_20_Arrow" draw:marker-end-width="0.252cm" draw:fill-color="#ffffff" draw:textarea-horizontal-align="justify" draw:textarea-vertical-align="middle" draw:auto-grow-height="false" fo:min-height="0.25cm" fo:min-width="12.066cm" fo:padding-top="0.142cm" fo:padding-bottom="0.142cm" fo:padding-left="0.267cm" fo:padding-right="0.267cm" draw:shadow="hidden" draw:shadow-opacity="27%"/>
    </style:style>
    <style:style style:name="gr13" style:family="graphic" style:parent-style-name="standard">
      <style:graphic-properties svg:stroke-width="0.035cm" draw:marker-start="" draw:marker-start-width="0.252cm" draw:marker-end="Symmetric_20_Arrow" draw:marker-end-width="0.252cm" draw:fill-color="#bbe33d" draw:opacity="100%" draw:textarea-horizontal-align="justify" draw:textarea-vertical-align="middle" draw:auto-grow-height="false" fo:min-height="0.25cm" fo:min-width="4.082cm" fo:padding-top="0.142cm" fo:padding-bottom="0.142cm" fo:padding-left="0.267cm" fo:padding-right="0.267cm" draw:shadow="hidden" draw:shadow-opacity="27%"/>
    </style:style>
    <style:style style:name="gr14" style:family="graphic" style:parent-style-name="standard">
      <style:graphic-properties svg:stroke-width="0.035cm" draw:marker-start="" draw:marker-start-width="0.252cm" draw:marker-end="Symmetric_20_Arrow" draw:marker-end-width="0.252cm" draw:fill-color="#ffffff" draw:textarea-horizontal-align="justify" draw:textarea-vertical-align="middle" draw:auto-grow-height="false" fo:min-height="0.25cm" fo:min-width="7cm" fo:padding-top="0.142cm" fo:padding-bottom="0.142cm" fo:padding-left="0.267cm" fo:padding-right="0.267cm" draw:shadow="hidden" draw:shadow-opacity="27%"/>
    </style:style>
    <style:style style:name="gr15" style:family="graphic" style:parent-style-name="standard">
      <style:graphic-properties svg:stroke-width="0.035cm" draw:marker-start="" draw:marker-start-width="0.252cm" draw:marker-end="Symmetric_20_Arrow" draw:marker-end-width="0.252cm" draw:textarea-vertical-align="middle" fo:padding-top="0.142cm" fo:padding-bottom="0.142cm" fo:padding-left="0.267cm" fo:padding-right="0.267cm" draw:shadow="hidden" draw:shadow-opacity="27%"/>
    </style:style>
    <style:style style:name="gr16" style:family="graphic" style:parent-style-name="standard">
      <style:graphic-properties svg:stroke-width="0.035cm" draw:marker-start="" draw:marker-start-width="0.252cm" draw:marker-end="Symmetric_20_Arrow" draw:marker-end-width="0.252cm" draw:fill-color="#ffffff" draw:textarea-horizontal-align="justify" draw:textarea-vertical-align="middle" draw:auto-grow-height="false" fo:min-height="0.25cm" fo:min-width="11.5cm" fo:padding-top="0.142cm" fo:padding-bottom="0.142cm" fo:padding-left="0.267cm" fo:padding-right="0.267cm" draw:shadow="hidden" draw:shadow-opacity="27%"/>
    </style:style>
    <style:style style:name="gr17" style:family="graphic" style:parent-style-name="standard">
      <style:graphic-properties svg:stroke-width="0.035cm" draw:marker-start="" draw:marker-start-width="0.252cm" draw:marker-end="Symmetric_20_Arrow" draw:marker-end-width="0.252cm" draw:fill-color="#ffffff" draw:textarea-horizontal-align="justify" draw:textarea-vertical-align="middle" draw:auto-grow-height="false" fo:min-height="0.25cm" fo:min-width="9.649cm" fo:padding-top="0.142cm" fo:padding-bottom="0.142cm" fo:padding-left="0.267cm" fo:padding-right="0.267cm" draw:shadow="hidden" draw:shadow-opacity="27%"/>
    </style:style>
    <style:style style:name="gr18" style:family="graphic" style:parent-style-name="standard">
      <style:graphic-properties svg:stroke-width="0.035cm" draw:marker-start="" draw:marker-start-width="0.252cm" draw:marker-end="Symmetric_20_Arrow" draw:marker-end-width="0.252cm" draw:fill-color="#ffffff" draw:textarea-horizontal-align="justify" draw:textarea-vertical-align="middle" draw:auto-grow-height="false" fo:min-height="0.15cm" fo:min-width="9.413cm" fo:padding-top="0.142cm" fo:padding-bottom="0.142cm" fo:padding-left="0.267cm" fo:padding-right="0.267cm" draw:shadow="hidden" draw:shadow-opacity="27%"/>
    </style:style>
    <style:style style:name="gr19" style:family="graphic" style:parent-style-name="standard">
      <style:graphic-properties svg:stroke-width="0.035cm" draw:marker-start="" draw:marker-start-width="0.252cm" draw:marker-end="Symmetric_20_Arrow" draw:marker-end-width="0.252cm" draw:fill-color="#ffffff" draw:textarea-horizontal-align="justify" draw:textarea-vertical-align="middle" draw:auto-grow-height="false" fo:min-height="0.129cm" fo:min-width="7.374cm" fo:padding-top="0.142cm" fo:padding-bottom="0.142cm" fo:padding-left="0.267cm" fo:padding-right="0.267cm" draw:shadow="hidden" draw:shadow-opacity="27%"/>
    </style:style>
    <style:style style:name="gr20" style:family="graphic" style:parent-style-name="standard">
      <style:graphic-properties svg:stroke-width="0.035cm" draw:marker-start="" draw:marker-start-width="0.252cm" draw:marker-end="Symmetric_20_Arrow" draw:marker-end-width="0.252cm" draw:fill-color="#ffffff" draw:textarea-horizontal-align="justify" draw:textarea-vertical-align="middle" draw:auto-grow-height="false" fo:min-height="0.136cm" fo:min-width="3.691cm" fo:padding-top="0.142cm" fo:padding-bottom="0.142cm" fo:padding-left="0.267cm" fo:padding-right="0.267cm" draw:shadow="hidden" draw:shadow-opacity="27%"/>
    </style:style>
    <style:style style:name="gr21" style:family="graphic" style:parent-style-name="standard">
      <style:graphic-properties svg:stroke-width="0.035cm" draw:marker-start="" draw:marker-start-width="0.252cm" draw:marker-end="Symmetric_20_Arrow" draw:marker-end-width="0.252cm" draw:fill-color="#ff6600" draw:opacity="100%" draw:textarea-horizontal-align="justify" draw:textarea-vertical-align="middle" draw:auto-grow-height="false" fo:min-height="0.25cm" fo:min-width="3.691cm" fo:padding-top="0.142cm" fo:padding-bottom="0.142cm" fo:padding-left="0.267cm" fo:padding-right="0.267cm" draw:shadow="hidden" draw:shadow-opacity="27%"/>
    </style:style>
    <style:style style:name="gr22" style:family="graphic" style:parent-style-name="standard">
      <style:graphic-properties svg:stroke-width="0.035cm" draw:marker-start="" draw:marker-start-width="0.252cm" draw:marker-end="Symmetric_20_Arrow" draw:marker-end-width="0.252cm" draw:fill-color="#ffffff" draw:textarea-horizontal-align="justify" draw:textarea-vertical-align="middle" draw:auto-grow-height="false" fo:min-height="0.25cm" fo:min-width="10.576cm" fo:padding-top="0.142cm" fo:padding-bottom="0.142cm" fo:padding-left="0.267cm" fo:padding-right="0.267cm" draw:shadow="hidden" draw:shadow-opacity="27%"/>
    </style:style>
    <style:style style:name="gr23" style:family="graphic" style:parent-style-name="standard">
      <style:graphic-properties svg:stroke-width="0.035cm" draw:marker-start="" draw:marker-start-width="0.252cm" draw:marker-end="Symmetric_20_Arrow" draw:marker-end-width="0.252cm" draw:fill-color="#ffffff" draw:textarea-horizontal-align="justify" draw:textarea-vertical-align="middle" draw:auto-grow-height="false" fo:min-height="0.25cm" fo:min-width="7.566cm" fo:padding-top="0.142cm" fo:padding-bottom="0.142cm" fo:padding-left="0.267cm" fo:padding-right="0.267cm" draw:shadow="hidden" draw:shadow-opacity="27%"/>
    </style:style>
    <style:style style:name="gr24" style:family="graphic" style:parent-style-name="standard">
      <style:graphic-properties svg:stroke-width="0.035cm" draw:marker-start="" draw:marker-start-width="0.252cm" draw:marker-end="Symmetric_20_Arrow" draw:marker-end-width="0.252cm" draw:fill-color="#ffffff" draw:textarea-horizontal-align="justify" draw:textarea-vertical-align="middle" draw:auto-grow-height="false" fo:min-height="0.129cm" fo:min-width="7.501cm" fo:padding-top="0.142cm" fo:padding-bottom="0.142cm" fo:padding-left="0.267cm" fo:padding-right="0.267cm" draw:shadow="hidden" draw:shadow-opacity="27%"/>
    </style:style>
    <style:style style:name="gr25" style:family="graphic" style:parent-style-name="standard">
      <style:graphic-properties svg:stroke-width="0.035cm" draw:marker-start="" draw:marker-start-width="0.252cm" draw:marker-end="Symmetric_20_Arrow" draw:marker-end-width="0.252cm" draw:fill-color="#ffffff" draw:textarea-horizontal-align="justify" draw:textarea-vertical-align="middle" draw:auto-grow-height="false" fo:min-height="0.25cm" fo:min-width="15.248cm" fo:padding-top="0.142cm" fo:padding-bottom="0.142cm" fo:padding-left="0.267cm" fo:padding-right="0.267cm" draw:shadow="hidden" draw:shadow-opacity="27%"/>
    </style:style>
    <style:style style:name="gr26" style:family="graphic" style:parent-style-name="standard">
      <style:graphic-properties svg:stroke-width="0.035cm" draw:marker-start="" draw:marker-start-width="0.252cm" draw:marker-end="Symmetric_20_Arrow" draw:marker-end-width="0.252cm" draw:fill-color="#ffffff" draw:textarea-horizontal-align="justify" draw:textarea-vertical-align="middle" draw:auto-grow-height="false" fo:min-height="0.25cm" fo:min-width="11.057cm" fo:padding-top="0.142cm" fo:padding-bottom="0.142cm" fo:padding-left="0.267cm" fo:padding-right="0.267cm" draw:shadow="hidden" draw:shadow-opacity="27%"/>
    </style:style>
    <style:style style:name="gr27" style:family="graphic" style:parent-style-name="standard">
      <style:graphic-properties svg:stroke-width="0.035cm" draw:marker-start="" draw:marker-start-width="0.252cm" draw:marker-end="Symmetric_20_Arrow" draw:marker-end-width="0.252cm" draw:fill-color="#00ffff" draw:textarea-horizontal-align="justify" draw:textarea-vertical-align="middle" draw:auto-grow-height="false" fo:min-height="0.35cm" fo:min-width="1.828cm" fo:padding-top="0.142cm" fo:padding-bottom="0.142cm" fo:padding-left="0.267cm" fo:padding-right="0.267cm" draw:shadow="hidden" draw:shadow-opacity="27%"/>
    </style:style>
    <style:style style:name="gr28" style:family="graphic" style:parent-style-name="standard">
      <style:graphic-properties svg:stroke-width="0.035cm" draw:marker-start="" draw:marker-start-width="0.252cm" draw:marker-end="Symmetric_20_Arrow" draw:marker-end-width="0.252cm" draw:fill-color="#ffffff" draw:textarea-horizontal-align="justify" draw:textarea-vertical-align="middle" draw:auto-grow-height="false" fo:min-height="0.35cm" fo:min-width="8.1cm" fo:padding-top="0.142cm" fo:padding-bottom="0.142cm" fo:padding-left="0.267cm" fo:padding-right="0.267cm" draw:shadow="hidden" draw:shadow-opacity="27%"/>
    </style:style>
    <style:style style:name="P1" style:family="paragraph">
      <style:paragraph-properties fo:margin-left="0cm" fo:margin-right="0cm" fo:margin-top="0cm" fo:margin-bottom="0.282cm" fo:line-height="108%" fo:text-align="center" fo:text-indent="0cm" style:text-autospace="none" style:writing-mode="lr-tb"/>
      <style:text-properties style:font-name="Times New Roman" fo:font-size="8pt" style:font-name-asian="Times New Roman" style:font-size-asian="8pt" style:language-asian="en" style:country-asian="US" style:font-name-complex="Times New Roman" style:font-size-complex="8pt" style:language-complex="ar" style:country-complex="SA"/>
    </style:style>
    <style:style style:name="P2" style:family="paragraph">
      <loext:graphic-properties draw:fill-color="#66ffff"/>
      <style:paragraph-properties fo:margin-left="0cm" fo:margin-right="0cm" fo:margin-top="0cm" fo:margin-bottom="0.282cm" fo:line-height="108%" fo:text-align="center" fo:text-indent="0cm" style:text-autospace="none" style:writing-mode="lr-tb"/>
      <style:text-properties style:font-name="Times New Roman" fo:font-size="8pt" style:font-name-asian="Times New Roman" style:font-size-asian="8pt" style:language-asian="en" style:country-asian="US" style:font-name-complex="Times New Roman" style:font-size-complex="8pt" style:language-complex="ar" style:country-complex="SA"/>
    </style:style>
    <style:style style:name="P3" style:family="paragraph">
      <style:paragraph-properties fo:text-align="start" style:writing-mode="lr-tb"/>
      <style:text-properties fo:font-size="8pt" style:font-size-asian="8pt" style:font-size-complex="8pt"/>
    </style:style>
    <style:style style:name="P4" style:family="paragraph">
      <loext:graphic-properties draw:fill-color="#ffffff"/>
      <style:paragraph-properties fo:text-align="start" style:writing-mode="lr-tb"/>
      <style:text-properties fo:font-size="8pt" style:font-size-asian="8pt" style:font-size-complex="8pt"/>
    </style:style>
    <style:style style:name="P5" style:family="paragraph">
      <style:paragraph-properties fo:margin-left="0cm" fo:margin-right="0cm" fo:margin-top="0cm" fo:margin-bottom="0.282cm" fo:line-height="108%" fo:text-align="start" fo:text-indent="0cm" style:text-autospace="none" style:writing-mode="lr-tb"/>
      <style:text-properties style:font-name="Times New Roman" fo:font-size="8pt" style:font-name-asian="Times New Roman" style:font-size-asian="8pt" style:language-asian="en" style:country-asian="US" style:font-name-complex="Times New Roman" style:font-size-complex="8pt" style:language-complex="ar" style:country-complex="SA"/>
    </style:style>
    <style:style style:name="P6" style:family="paragraph">
      <loext:graphic-properties draw:fill-color="#ffffff"/>
      <style:paragraph-properties fo:margin-left="0cm" fo:margin-right="0cm" fo:margin-top="0cm" fo:margin-bottom="0.282cm" fo:line-height="108%" fo:text-align="start" fo:text-indent="0cm" style:text-autospace="none" style:writing-mode="lr-tb"/>
      <style:text-properties style:font-name="Times New Roman" fo:font-size="8pt" style:font-name-asian="Times New Roman" style:font-size-asian="8pt" style:language-asian="en" style:country-asian="US" style:font-name-complex="Times New Roman" style:font-size-complex="8pt" style:language-complex="ar" style:country-complex="SA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margin-left="0cm" fo:margin-right="0cm" fo:line-height="120%" fo:text-align="start" fo:text-indent="0cm" style:text-autospace="none" style:writing-mode="lr-tb"/>
      <style:text-properties fo:color="#000000" style:font-name="Times New Roman2" fo:font-size="8pt" style:font-name-asian="Times New Roman2" style:font-size-asian="8pt" style:font-name-complex="Times New Roman2" style:font-size-complex="8pt"/>
    </style:style>
    <style:style style:name="P9" style:family="paragraph">
      <loext:graphic-properties draw:fill-color="#ffffff"/>
      <style:paragraph-properties fo:margin-left="0cm" fo:margin-right="0cm" fo:line-height="120%" fo:text-align="start" fo:text-indent="0cm" style:text-autospace="none" style:writing-mode="lr-tb"/>
      <style:text-properties fo:color="#000000" style:font-name="Times New Roman2" fo:font-size="8pt" style:font-name-asian="Times New Roman2" style:font-size-asian="8pt" style:font-name-complex="Times New Roman2" style:font-size-complex="8pt"/>
    </style:style>
    <style:style style:name="P10" style:family="paragraph">
      <style:paragraph-properties fo:margin-left="0cm" fo:margin-right="0cm" fo:margin-top="0.1cm" fo:margin-bottom="0.1cm" fo:line-height="47%" fo:text-align="center" fo:text-indent="0cm" style:text-autospace="none" style:writing-mode="lr-tb"/>
      <style:text-properties fo:font-variant="normal" fo:text-transform="none" fo:color="#000000" style:text-outline="false" style:text-line-through-style="none" style:text-line-through-type="none" style:font-name="Times New Roman2" fo:font-size="8pt" fo:font-style="normal" fo:text-shadow="none" style:text-underline-style="none" fo:font-weight="normal" style:letter-kerning="true" style:font-name-asian="Times New Roman2" style:font-size-asian="8pt" style:font-style-asian="normal" style:font-weight-asian="normal" style:font-name-complex="Times New Roman2" style:font-size-complex="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ffffff"/>
      <style:paragraph-properties fo:margin-left="0cm" fo:margin-right="0cm" fo:margin-top="0.1cm" fo:margin-bottom="0.1cm" fo:line-height="47%" fo:text-align="center" fo:text-indent="0cm" style:text-autospace="none" style:writing-mode="lr-tb"/>
      <style:text-properties fo:font-variant="normal" fo:text-transform="none" fo:color="#000000" style:text-outline="false" style:text-line-through-style="none" style:text-line-through-type="none" style:font-name="Times New Roman2" fo:font-size="8pt" fo:font-style="normal" fo:text-shadow="none" style:text-underline-style="none" fo:font-weight="normal" style:letter-kerning="true" style:font-name-asian="Times New Roman2" style:font-size-asian="8pt" style:font-style-asian="normal" style:font-weight-asian="normal" style:font-name-complex="Times New Roman2" style:font-size-complex="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.282cm" fo:line-height="108%" fo:text-align="center" fo:text-indent="0cm" style:text-autospace="none" style:writing-mode="lr-tb"/>
      <style:text-properties fo:color="#000000" style:font-name="Times New Roman" fo:font-size="10pt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P13" style:family="paragraph">
      <loext:graphic-properties draw:fill-color="#ffffff"/>
      <style:paragraph-properties fo:margin-left="0cm" fo:margin-right="0cm" fo:margin-top="0cm" fo:margin-bottom="0.282cm" fo:line-height="108%" fo:text-align="center" fo:text-indent="0cm" style:text-autospace="none" style:writing-mode="lr-tb"/>
      <style:text-properties fo:color="#000000" style:font-name="Times New Roman" fo:font-size="10pt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P14" style:family="paragraph">
      <style:paragraph-properties fo:margin-left="0cm" fo:margin-right="0cm" fo:margin-top="0cm" fo:margin-bottom="0.282cm" fo:line-height="108%" fo:text-align="start" fo:text-indent="0cm" style:text-autospace="none" style:writing-mode="lr-tb"/>
      <style:text-properties fo:color="#000000" style:font-name="Times New Roman" fo:font-size="8pt" style:font-name-asian="Times New Roman" style:font-size-asian="8pt" style:language-asian="en" style:country-asian="US" style:font-name-complex="Times New Roman" style:font-size-complex="8pt" style:language-complex="ar" style:country-complex="SA"/>
    </style:style>
    <style:style style:name="P15" style:family="paragraph">
      <loext:graphic-properties draw:fill-color="#ffffff"/>
      <style:paragraph-properties fo:margin-left="0cm" fo:margin-right="0cm" fo:margin-top="0cm" fo:margin-bottom="0.282cm" fo:line-height="108%" fo:text-align="start" fo:text-indent="0cm" style:text-autospace="none" style:writing-mode="lr-tb"/>
      <style:text-properties fo:color="#000000" style:font-name="Times New Roman" fo:font-size="8pt" style:font-name-asian="Times New Roman" style:font-size-asian="8pt" style:language-asian="en" style:country-asian="US" style:font-name-complex="Times New Roman" style:font-size-complex="8pt" style:language-complex="ar" style:country-complex="SA"/>
    </style:style>
    <style:style style:name="P16" style:family="paragraph">
      <style:paragraph-properties fo:margin-left="0cm" fo:margin-right="0cm" fo:margin-top="0cm" fo:margin-bottom="0.282cm" fo:line-height="108%" fo:text-align="center" fo:text-indent="0cm" style:text-autospace="none" style:writing-mode="lr-tb"/>
      <style:text-properties fo:color="#000000" style:font-name="Times New Roman" fo:font-size="8pt" style:font-name-asian="Times New Roman" style:font-size-asian="8pt" style:language-asian="en" style:country-asian="US" style:font-name-complex="Times New Roman" style:font-size-complex="8pt" style:language-complex="ar" style:country-complex="SA"/>
    </style:style>
    <style:style style:name="P17" style:family="paragraph">
      <loext:graphic-properties draw:fill-color="#ffffff"/>
      <style:paragraph-properties fo:margin-left="0cm" fo:margin-right="0cm" fo:margin-top="0cm" fo:margin-bottom="0.282cm" fo:line-height="108%" fo:text-align="center" fo:text-indent="0cm" style:text-autospace="none" style:writing-mode="lr-tb"/>
      <style:text-properties fo:color="#000000" style:font-name="Times New Roman" fo:font-size="8pt" style:font-name-asian="Times New Roman" style:font-size-asian="8pt" style:language-asian="en" style:country-asian="US" style:font-name-complex="Times New Roman" style:font-size-complex="8pt" style:language-complex="ar" style:country-complex="SA"/>
    </style:style>
    <style:style style:name="P18" style:family="paragraph">
      <loext:graphic-properties draw:fill="solid" draw:fill-color="#ffff38" draw:opacity="100%"/>
      <style:paragraph-properties fo:margin-left="0cm" fo:margin-right="0cm" fo:margin-top="0cm" fo:margin-bottom="0.282cm" fo:line-height="108%" fo:text-align="center" fo:text-indent="0cm" style:text-autospace="none" style:writing-mode="lr-tb"/>
      <style:text-properties fo:color="#000000" style:font-name="Times New Roman" fo:font-size="10pt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P19" style:family="paragraph">
      <loext:graphic-properties draw:fill-color="#bbe33d" draw:opacity="100%"/>
      <style:paragraph-properties fo:margin-left="0cm" fo:margin-right="0cm" fo:margin-top="0cm" fo:margin-bottom="0.282cm" fo:line-height="108%" fo:text-align="center" fo:text-indent="0cm" style:text-autospace="none" style:writing-mode="lr-tb"/>
      <style:text-properties fo:color="#000000" style:font-name="Times New Roman" fo:font-size="8pt" style:font-name-asian="Times New Roman" style:font-size-asian="8pt" style:language-asian="en" style:country-asian="US" style:font-name-complex="Times New Roman" style:font-size-complex="8pt" style:language-complex="ar" style:country-complex="SA"/>
    </style:style>
    <style:style style:name="P20" style:family="paragraph">
      <style:paragraph-properties fo:text-align="center"/>
    </style:style>
    <style:style style:name="P21" style:family="paragraph">
      <loext:graphic-properties draw:fill-color="#ff6600" draw:opacity="100%"/>
      <style:paragraph-properties fo:margin-left="0cm" fo:margin-right="0cm" fo:margin-top="0cm" fo:margin-bottom="0.282cm" fo:line-height="108%" fo:text-align="center" fo:text-indent="0cm" style:text-autospace="none" style:writing-mode="lr-tb"/>
      <style:text-properties fo:color="#000000" style:font-name="Times New Roman" fo:font-size="8pt" style:font-name-asian="Times New Roman" style:font-size-asian="8pt" style:language-asian="en" style:country-asian="US" style:font-name-complex="Times New Roman" style:font-size-complex="8pt" style:language-complex="ar" style:country-complex="SA"/>
    </style:style>
    <style:style style:name="P22" style:family="paragraph">
      <loext:graphic-properties draw:fill-color="#00ffff"/>
      <style:paragraph-properties fo:margin-left="0cm" fo:margin-right="0cm" fo:margin-top="0cm" fo:margin-bottom="0.282cm" fo:line-height="108%" fo:text-align="center" fo:text-indent="0cm" style:text-autospace="none" style:writing-mode="lr-tb"/>
      <style:text-properties style:font-name="Times New Roman" fo:font-size="8pt" style:font-name-asian="Times New Roman" style:font-size-asian="8pt" style:language-asian="en" style:country-asian="US" style:font-name-complex="Times New Roman" style:font-size-complex="8pt" style:language-complex="ar" style:country-complex="SA"/>
    </style:style>
    <style:style style:name="P23" style:family="paragraph">
      <loext:graphic-properties draw:fill-color="#ffffff"/>
      <style:paragraph-properties fo:margin-left="0cm" fo:margin-right="0cm" fo:margin-top="0cm" fo:margin-bottom="0.282cm" fo:line-height="108%" fo:text-align="center" fo:text-indent="0cm" style:text-autospace="none" style:writing-mode="lr-tb"/>
      <style:text-properties style:font-name="Times New Roman" fo:font-size="8pt" style:font-name-asian="Times New Roman" style:font-size-asian="8pt" style:language-asian="en" style:country-asian="US" style:font-name-complex="Times New Roman" style:font-size-complex="8pt" style:language-complex="ar" style:country-complex="SA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letter-kerning="true" style:font-name-asian="Times New Roman" style:font-size-asian="8pt" style:language-asian="en" style:country-asian="US" style:font-style-asian="normal" style:font-weight-asian="normal" style:font-name-complex="Times New Roman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Times New Roman2" fo:font-size="8pt" fo:font-style="normal" fo:text-shadow="none" style:text-underline-style="none" fo:font-weight="normal" style:letter-kerning="true" style:font-name-asian="Times New Roman2" style:font-size-asian="8pt" style:font-style-asian="normal" style:font-weight-asian="normal" style:font-name-complex="Times New Roman2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Times New Roman2" fo:font-size="8pt" fo:language="ru" fo:country="RU" fo:font-style="normal" fo:text-shadow="none" style:text-underline-style="none" fo:font-weight="normal" style:letter-kerning="true" style:font-name-asian="Times New Roman2" style:font-size-asian="8pt" style:language-asian="en" style:country-asian="US" style:font-style-asian="normal" style:font-weight-asian="normal" style:font-name-complex="Times New Roman2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Times New Roman" fo:font-size="8pt" fo:language="ru" fo:country="RU" fo:font-style="normal" fo:text-shadow="none" style:text-underline-style="none" fo:font-weight="normal" style:letter-kerning="true" style:font-name-asian="Times New Roman" style:font-size-asian="8pt" style:language-asian="en" style:country-asian="US" style:font-style-asian="normal" style:font-weight-asian="normal" style:font-name-complex="Times New Roman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8pt" fo:language="ru" fo:country="RU" fo:font-style="normal" fo:text-shadow="none" style:text-underline-style="none" fo:font-weight="normal" style:letter-kerning="true" style:font-name-asian="Times New Roman" style:font-size-asian="8pt" style:language-asian="en" style:country-asian="US" style:font-style-asian="normal" style:font-weight-asian="normal" style:font-name-complex="Times New Roman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8.6cm" svg:height="0.6cm" svg:x="2.4cm" svg:y="2cm">
          <draw:glue-point draw:id="4" svg:x="-2.05cm" svg:y="4.816cm"/>
          <text:p text:style-name="P1"><text:span text:style-name="T1">вход по нажатию кнопки или по требованию системы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4.835cm" svg:height="0.4cm" draw:transform="skewX (0.0324631240870945) translate (2.518cm 3cm)">
          <text:p text:style-name="P3"><text:span text:style-name="T1"><text:s/></text:span><text:span text:style-name="T1">Сообщение: "Корректировка"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6" xml:id="id3" draw:id="id3" draw:layer="layout" svg:width="4.826cm" svg:height="0.386cm" svg:x="2.524cm" svg:y="3.6cm">
          <text:p text:style-name="P5"><text:span text:style-name="T1">При отсутствии датчиков в памяти: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4.937cm" svg:y1="2.588cm" svg:x2="4.936cm" svg:y2="3cm" draw:start-shape="id1" draw:start-glue-point="4" draw:end-shape="id2" draw:end-glue-point="0" svg:d="M4937 2588v212h-1v200" svg:viewBox="0 0 2 413">
          <text:p/>
        </draw:connector>
        <draw:connector draw:style-name="gr4" draw:text-style-name="P7" draw:layer="layout" draw:line-skew="-0.343cm" svg:x1="2.505cm" svg:y1="3.2cm" svg:x2="2.524cm" svg:y2="3.793cm" draw:start-shape="id2" draw:start-glue-point="3" draw:end-shape="id3" draw:end-glue-point="3" svg:d="M2505 3200h-861v593h880" svg:viewBox="0 0 881 594">
          <text:p/>
        </draw:connector>
        <draw:connector draw:style-name="gr4" draw:text-style-name="P7" draw:layer="layout" svg:x1="4.937cm" svg:y1="3.986cm" svg:x2="4.937cm" svg:y2="4.4cm" draw:start-shape="id3" draw:start-glue-point="2" draw:end-shape="id4" draw:end-glue-point="0" svg:d="M4937 3986v414" svg:viewBox="0 0 1 415">
          <text:p/>
        </draw:connector>
        <draw:custom-shape draw:style-name="gr5" draw:text-style-name="P9" xml:id="id4" draw:id="id4" draw:layer="layout" svg:width="4.826cm" svg:height="0.4cm" svg:x="2.524cm" svg:y="4.4cm">
          <text:p text:style-name="P8"><text:span text:style-name="T2">Сообщение: "Замена/Добавление"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5" draw:id="id5" draw:layer="layout" svg:width="4.826cm" svg:height="0.4cm" svg:x="2.524cm" svg:y="5.2cm">
          <text:p text:style-name="P8"><text:span text:style-name="T2">Сообщение: "Всего устройств 0"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6" draw:id="id6" draw:layer="layout" svg:width="11.1cm" svg:height="0.7cm" svg:x="2.5cm" svg:y="6cm">
          <draw:glue-point draw:id="4" svg:x="-2.804cm" svg:y="-4.742cm"/>
          <text:p text:style-name="P10"><text:span text:style-name="T3">Сообщение: "Подключите устр. и нажмите кнопку";</text:span></text:p>
          <text:p text:style-name="P10"><text:span text:style-name="T3">Ожидание 15 с до нажатия кнопки, подтверждающего подключение датчика к лини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3" xml:id="id7" draw:id="id7" draw:layer="layout" svg:width="7.5cm" svg:height="0.4cm" svg:x="3.5cm" svg:y="6.9cm">
          <draw:glue-point draw:id="4" svg:x="-4.6cm" svg:y="5cm"/>
          <text:p text:style-name="P12"><text:span text:style-name="T3"><text:s/></text:span><text:span text:style-name="T3">при подключении и подтверждении коротким нажатием: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xml:id="id8" draw:id="id8" draw:layer="layout" svg:width="7.5cm" svg:height="0.4cm" svg:x="4.2cm" svg:y="7.5cm">
          <text:p text:style-name="P14"><text:span text:style-name="T4">при условии обнаружения нового датчика: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4.937cm" svg:y1="4.8cm" svg:x2="4.937cm" svg:y2="5.2cm" draw:start-shape="id4" draw:start-glue-point="2" draw:end-shape="id5" draw:end-glue-point="0" svg:d="M4937 4800v400" svg:viewBox="0 0 1 401">
          <text:p/>
        </draw:connector>
        <draw:connector draw:style-name="gr4" draw:text-style-name="P7" draw:layer="layout" svg:x1="4.937cm" svg:y1="5.6cm" svg:x2="4.938cm" svg:y2="6.019cm" draw:start-shape="id5" draw:start-glue-point="2" draw:end-shape="id6" draw:end-glue-point="4" svg:d="M4937 5600v200h1v219" svg:viewBox="0 0 2 420">
          <text:p/>
        </draw:connector>
        <draw:connector draw:style-name="gr4" draw:text-style-name="P7" draw:layer="layout" draw:line-skew="0.297cm" svg:x1="2.5cm" svg:y1="6.35cm" svg:x2="3.5cm" svg:y2="7.1cm" draw:start-shape="id6" draw:start-glue-point="3" draw:end-shape="id7" draw:end-glue-point="3" svg:d="M2500 6350h-221v750h1221" svg:viewBox="0 0 1222 751">
          <text:p/>
        </draw:connector>
        <draw:connector draw:style-name="gr4" draw:text-style-name="P7" xml:id="id27" draw:id="id27" draw:layer="layout" svg:x1="3.8cm" svg:y1="7.3cm" svg:x2="4.2cm" svg:y2="7.7cm" draw:start-shape="id7" draw:start-glue-point="4" draw:end-shape="id8" draw:end-glue-point="3" svg:d="M3800 7300v400h400" svg:viewBox="0 0 401 401">
          <text:p/>
        </draw:connector>
        <draw:custom-shape draw:style-name="gr8" draw:text-style-name="P13" xml:id="id9" draw:id="id9" draw:layer="layout" svg:width="7.5cm" svg:height="0.379cm" svg:x="4.2cm" svg:y="8.321cm">
          <draw:glue-point draw:id="4" svg:x="-4.525cm" svg:y="5.461cm"/>
          <text:p text:style-name="P12"><text:span text:style-name="T4">Сообщение: "Найдено новое устройство"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7.95cm" svg:y1="7.9cm" svg:x2="7.95cm" svg:y2="8.321cm" draw:start-shape="id8" draw:start-glue-point="2" draw:end-shape="id9" draw:end-glue-point="0" svg:d="M7950 7900v421" svg:viewBox="0 0 1 422">
          <text:p/>
        </draw:connector>
        <draw:custom-shape draw:style-name="gr9" draw:text-style-name="P17" xml:id="id10" draw:id="id10" draw:layer="layout" svg:width="11.7cm" svg:height="0.5cm" svg:x="5cm" svg:y="9cm">
          <draw:glue-point draw:id="4" svg:x="-2.521cm" svg:y="5cm"/>
          <text:p text:style-name="P16"><text:span text:style-name="T4">При наличии в памяти ячеек с датчиками, от которых не получен ответ при стартовом опросе: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4.557cm" svg:y1="8.7cm" svg:x2="5cm" svg:y2="9.25cm" draw:start-shape="id9" draw:start-glue-point="4" draw:end-shape="id10" draw:end-glue-point="3" svg:d="M4557 8700v550h443" svg:viewBox="0 0 444 551">
          <text:p/>
        </draw:connector>
        <draw:custom-shape draw:style-name="gr10" draw:text-style-name="P18" xml:id="id11" draw:id="id11" draw:layer="layout" svg:width="5.8cm" svg:height="0.5cm" svg:x="5cm" svg:y="9.9cm">
          <draw:glue-point draw:id="4" svg:x="-4.242cm" svg:y="5cm"/>
          <text:p text:style-name="P12"><text:span text:style-name="T4">Предлагается пункт: "&lt;имя &gt; Заменить?"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7.901cm" svg:y1="9.5cm" svg:x2="7.9cm" svg:y2="9.9cm" draw:start-shape="id10" draw:start-glue-point="4" draw:end-shape="id11" draw:end-glue-point="0" svg:d="M7901 9500v200h-1v200" svg:viewBox="0 0 2 401">
          <text:p/>
        </draw:connector>
        <draw:custom-shape draw:style-name="gr11" draw:text-style-name="P15" xml:id="id12" draw:id="id12" draw:layer="layout" svg:width="12.6cm" svg:height="0.5cm" svg:x="6cm" svg:y="10.6cm">
          <text:p text:style-name="P14"><text:span text:style-name="T4">При согласии предложенный неактивный датчик заменяется новым обнаруженным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xml:id="id13" draw:id="id13" draw:layer="layout" svg:width="12.6cm" svg:height="0.5cm" svg:x="6cm" svg:y="11.3cm">
          <text:p text:style-name="P14"><text:span text:style-name="T4">При отказе и наличии других неактивных датчиков в списке предлагается к замене следующий 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5.44cm" svg:y1="10.4cm" svg:x2="6cm" svg:y2="10.85cm" draw:start-shape="id11" draw:start-glue-point="4" draw:end-shape="id12" draw:end-glue-point="3" svg:d="M5440 10400v450h560" svg:viewBox="0 0 561 451">
          <text:p/>
        </draw:connector>
        <draw:connector draw:style-name="gr4" draw:text-style-name="P7" draw:layer="layout" svg:x1="5.44cm" svg:y1="10.4cm" svg:x2="6cm" svg:y2="11.55cm" draw:start-shape="id11" draw:start-glue-point="4" draw:end-shape="id13" draw:end-glue-point="3" svg:d="M5440 10400v1150h560" svg:viewBox="0 0 561 1151">
          <text:p/>
        </draw:connector>
        <draw:custom-shape draw:style-name="gr12" draw:text-style-name="P13" xml:id="id14" draw:id="id14" draw:layer="layout" svg:width="12.566cm" svg:height="0.5cm" svg:x="6.034cm" svg:y="12cm">
          <draw:glue-point draw:id="4" svg:x="-3.196cm" svg:y="5cm"/>
          <text:p text:style-name="P12"><text:span text:style-name="T4">При отказе от замены последнего предложенного датчика и отсутствии других неактивных в списке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7" draw:layer="layout" svg:x1="5.44cm" svg:y1="10.4cm" svg:x2="6.034cm" svg:y2="12.25cm" draw:start-shape="id11" draw:start-glue-point="4" draw:end-shape="id14" draw:end-glue-point="3" svg:d="M5440 10400v1850h594" svg:viewBox="0 0 595 1851">
          <text:p/>
        </draw:connector>
        <draw:custom-shape draw:style-name="gr13" draw:text-style-name="P19" xml:id="id15" draw:id="id15" draw:layer="layout" svg:width="4.582cm" svg:height="0.5cm" svg:x="6.018cm" svg:y="12.876cm">
          <draw:glue-point draw:id="4" svg:x="-4.384cm" svg:y="5.02cm"/>
          <text:p text:style-name="P16"><text:span text:style-name="T4">Предлагается пункт: "Добавить?"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8.301cm" svg:y1="12.5cm" svg:x2="8.309cm" svg:y2="12.876cm" draw:start-shape="id14" draw:start-glue-point="4" draw:end-shape="id15" draw:end-glue-point="0" svg:d="M8301 12500v188h8v188" svg:viewBox="0 0 9 377">
          <text:p/>
        </draw:connector>
        <draw:custom-shape draw:style-name="gr14" draw:text-style-name="P17" xml:id="id16" draw:id="id16" draw:layer="layout" svg:width="7.5cm" svg:height="0.5cm" svg:x="7cm" svg:y="13.7cm">
          <text:p text:style-name="P16"><text:span text:style-name="T4">При согласии и наличии свободной памяти в конце списка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7" draw:layer="layout" svg:x1="6.301cm" svg:y1="13.376cm" svg:x2="7cm" svg:y2="13.95cm" draw:start-shape="id15" draw:start-glue-point="4" draw:end-shape="id16" draw:end-glue-point="3" svg:d="M6301 13376v574h699" svg:viewBox="0 0 700 575">
          <text:p/>
        </draw:connector>
        <draw:custom-shape draw:style-name="gr14" draw:text-style-name="P17" xml:id="id17" draw:id="id17" draw:layer="layout" svg:width="7.5cm" svg:height="0.5cm" svg:x="7cm" svg:y="14.6cm">
          <text:p text:style-name="P16"><text:span text:style-name="T4">Датчик добавляется с именем "Sens.&lt;№ по порядку&gt;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xml:id="id18" draw:id="id18" draw:layer="layout" svg:width="7.5cm" svg:height="0.5cm" svg:x="7cm" svg:y="15.5cm">
          <text:p text:style-name="P16"><text:span text:style-name="T4">Сообщение "Замена выполнена", далее - выход</text:span><text:span text:style-name="T4"> из меню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7" draw:layer="layout" svg:x1="10.75cm" svg:y1="14.2cm" svg:x2="10.75cm" svg:y2="14.6cm" draw:start-shape="id16" draw:start-glue-point="2" draw:end-shape="id17" draw:end-glue-point="0" svg:d="M10750 14200v400" svg:viewBox="0 0 1 401">
          <text:p/>
        </draw:connector>
        <draw:connector draw:style-name="gr4" draw:text-style-name="P7" draw:layer="layout" svg:x1="10.75cm" svg:y1="15.1cm" svg:x2="10.75cm" svg:y2="15.5cm" draw:start-shape="id17" draw:start-glue-point="2" draw:end-shape="id18" draw:end-glue-point="0" svg:d="M10750 15100v400" svg:viewBox="0 0 1 401">
          <text:p/>
        </draw:connector>
        <draw:connector draw:style-name="gr4" draw:text-style-name="P7" draw:layer="layout" svg:x1="14.5cm" svg:y1="15.75cm" svg:x2="17.489cm" svg:y2="17.45cm" draw:start-shape="id18" draw:start-glue-point="1" draw:end-shape="id19" draw:end-glue-point="0" svg:d="M14500 15750h2989v1700" svg:viewBox="0 0 2990 1701">
          <text:p/>
        </draw:connector>
        <draw:custom-shape draw:style-name="gr14" draw:text-style-name="P17" xml:id="id20" draw:id="id20" draw:layer="layout" svg:width="7.5cm" svg:height="0.5cm" svg:x="7cm" svg:y="16.3cm">
          <text:p text:style-name="P16"><text:span text:style-name="T4">При согласии и отсутствии свободной памяти в конце списка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0" draw:layer="layout" svg:x1="6.301cm" svg:y1="13.376cm" svg:x2="7cm" svg:y2="16.55cm" draw:start-shape="id15" draw:start-glue-point="4" draw:end-shape="id20" draw:end-glue-point="3" svg:d="M6301 13376v3174h699" svg:viewBox="0 0 700 3175">
          <text:p/>
        </draw:connector>
        <draw:custom-shape draw:style-name="gr14" draw:text-style-name="P17" xml:id="id21" draw:id="id21" draw:layer="layout" svg:width="7.5cm" svg:height="0.5cm" svg:x="7cm" svg:y="17.2cm">
          <text:p text:style-name="P16"><text:span text:style-name="T4">Сообщение: "Память заполнена", <text:s/>далее — выход из меню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xml:id="id23" draw:id="id23" draw:layer="layout" svg:width="7.5cm" svg:height="0.5cm" svg:x="7cm" svg:y="18cm">
          <text:p text:style-name="P16"><text:span text:style-name="T4">При отказе от пункта "Добавить?" - выход</text:span><text:span text:style-name="T4"> из меню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7" draw:layer="layout" svg:x1="10.75cm" svg:y1="16.8cm" svg:x2="10.75cm" svg:y2="17.2cm" draw:start-shape="id20" draw:start-glue-point="2" draw:end-shape="id21" draw:end-glue-point="0" svg:d="M10750 16800v400" svg:viewBox="0 0 1 401">
          <text:p/>
        </draw:connector>
        <draw:connector draw:style-name="gr4" draw:text-style-name="P7" xml:id="id19" draw:id="id19" draw:layer="layout" svg:x1="14.5cm" svg:y1="17.45cm" svg:x2="17.489cm" svg:y2="18.25cm" draw:start-shape="id21" draw:start-glue-point="1" draw:end-shape="id22" draw:end-glue-point="0" svg:d="M14500 17450h2989v800" svg:viewBox="0 0 2990 801">
          <text:p/>
        </draw:connector>
        <draw:connector draw:style-name="gr4" draw:text-style-name="P7" draw:layer="layout" svg:x1="6.301cm" svg:y1="13.376cm" svg:x2="7cm" svg:y2="18.25cm" draw:start-shape="id15" draw:start-glue-point="4" draw:end-shape="id23" draw:end-glue-point="3" svg:d="M6301 13376v4874h699" svg:viewBox="0 0 700 4875">
          <text:p/>
        </draw:connector>
        <draw:connector draw:style-name="gr4" draw:text-style-name="P7" xml:id="id22" draw:id="id22" draw:layer="layout" svg:x1="14.5cm" svg:y1="18.25cm" svg:x2="17.489cm" svg:y2="20.414cm" draw:start-shape="id23" draw:start-glue-point="1" draw:end-shape="id24" draw:end-glue-point="0" svg:d="M14500 18250h2989v2164" svg:viewBox="0 0 2990 2165">
          <text:p/>
        </draw:connector>
        <draw:custom-shape draw:style-name="gr16" draw:text-style-name="P13" xml:id="id25" draw:id="id25" draw:layer="layout" svg:width="12cm" svg:height="0.5cm" svg:x="5.1cm" svg:y="18.7cm">
          <draw:glue-point draw:id="4" svg:x="-2.333cm" svg:y="5cm"/>
          <draw:glue-point draw:id="5" svg:x="-4.833cm" svg:y="-5cm"/>
          <text:p text:style-name="P12"><text:span text:style-name="T4">При отсутствии в памяти ячеек с датчиками, от которых не получен ответ при стартовом опросе: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4.557cm" svg:y1="8.7cm" svg:x2="5.1cm" svg:y2="18.95cm" draw:start-shape="id9" draw:start-glue-point="4" draw:end-shape="id25" draw:end-glue-point="3" svg:d="M4557 8700v10250h543" svg:viewBox="0 0 544 10251">
          <text:p/>
        </draw:connector>
        <draw:connector draw:style-name="gr4" draw:text-style-name="P7" draw:layer="layout" svg:x1="5.301cm" svg:y1="18.7cm" svg:x2="6.018cm" svg:y2="13.126cm" draw:start-shape="id25" draw:start-glue-point="5" draw:end-shape="id15" draw:end-glue-point="3" svg:d="M5301 18700v-5574h717" svg:viewBox="0 0 718 5575">
          <text:p/>
        </draw:connector>
        <draw:custom-shape draw:style-name="gr17" draw:text-style-name="P13" xml:id="id26" draw:id="id26" draw:layer="layout" svg:width="10.149cm" svg:height="0.5cm" svg:x="4.44cm" svg:y="20.803cm">
          <draw:glue-point draw:id="4" svg:x="-2.333cm" svg:y="5cm"/>
          <draw:glue-point draw:id="5" svg:x="-4.833cm" svg:y="-5cm"/>
          <text:p><text:span text:style-name="T4">при отсутствии подтверждения </text:span><text:span text:style-name="T4">нажатием кнопки в течение 15 с - </text:span><text:span text:style-name="T4">выход</text:span><text:span text:style-name="T4"> из меню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-0.824cm" svg:x1="2.275cm" svg:y1="7.103cm" svg:x2="4.44cm" svg:y2="21.053cm" draw:end-shape="id26" draw:end-glue-point="3" svg:d="M2275 7103h-1v13950h2166" svg:viewBox="0 0 2167 13951">
          <text:p/>
        </draw:connector>
        <draw:custom-shape draw:style-name="gr18" draw:text-style-name="P15" xml:id="id28" draw:id="id28" draw:layer="layout" svg:width="9.913cm" svg:height="0.4cm" svg:x="4.66cm" svg:y="19.39cm">
          <text:p><text:span text:style-name="T4">в случае отсутствии на линии датчика, отличного от </text:span><text:span text:style-name="T4">записанных в памяти: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3.8cm" svg:y1="7.7cm" svg:x2="4.66cm" svg:y2="19.59cm" draw:start-shape="id27" draw:start-glue-point="0" draw:end-shape="id28" draw:end-glue-point="3" svg:d="M3800 7700v11890h860" svg:viewBox="0 0 861 11891">
          <text:p/>
        </draw:connector>
        <draw:custom-shape draw:style-name="gr19" draw:text-style-name="P13" xml:id="id29" draw:id="id29" draw:layer="layout" svg:width="7.874cm" svg:height="0.379cm" svg:x="5.672cm" svg:y="20.225cm">
          <draw:glue-point draw:id="4" svg:x="-4.466cm" svg:y="5.013cm"/>
          <text:p><text:span text:style-name="T4">Cо</text:span><text:span text:style-name="T4">об</text:span><text:span text:style-name="T4">ще</text:span><text:span text:style-name="T4">ние</text:span><text:span text:style-name="T4">: </text:span><text:span text:style-name="T4">"Но</text:span><text:span text:style-name="T4">вых </text:span><text:span text:style-name="T4">уст</text:span><text:span text:style-name="T4">р-в </text:span><text:span text:style-name="T4">нет</text:span><text:span text:style-name="T4">", </text:span><text:span text:style-name="T4">дал</text:span><text:span text:style-name="T4">ее </text:span><text:span text:style-name="T4"><text:s/></text:span><text:span text:style-name="T4">- </text:span><text:span text:style-name="T4">вых</text:span><text:span text:style-name="T4">од </text:span><text:span text:style-name="T4">из </text:span><text:span text:style-name="T4">мен</text:span><text:span text:style-name="T4">ю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7" xml:id="id24" draw:id="id24" draw:layer="layout" svg:x1="13.546cm" svg:y1="20.414cm" svg:x2="17.489cm" svg:y2="21.053cm" draw:start-shape="id29" draw:start-glue-point="1" draw:end-shape="id30" draw:end-glue-point="0" svg:d="M13546 20414h3943v639" svg:viewBox="0 0 3944 640">
          <text:p/>
        </draw:connector>
        <draw:connector draw:style-name="gr4" draw:text-style-name="P7" draw:layer="layout" svg:x1="9.616cm" svg:y1="19.79cm" svg:x2="9.609cm" svg:y2="20.225cm" draw:start-shape="id28" draw:start-glue-point="2" draw:end-shape="id29" draw:end-glue-point="0" svg:d="M9616 19790v217h-7v218" svg:viewBox="0 0 8 436">
          <text:p/>
        </draw:connector>
        <draw:connector draw:style-name="gr4" draw:text-style-name="P7" xml:id="id30" draw:id="id30" draw:layer="layout" svg:x1="14.589cm" svg:y1="21.053cm" svg:x2="17.489cm" svg:y2="22.655cm" draw:start-shape="id26" draw:start-glue-point="1" draw:end-shape="id31" draw:end-glue-point="0" svg:d="M14589 21053h2900v1602" svg:viewBox="0 0 2901 1603">
          <text:p/>
        </draw:connector>
        <draw:custom-shape draw:style-name="gr20" draw:text-style-name="P6" xml:id="id32" draw:id="id32" draw:layer="layout" svg:width="4.191cm" svg:height="0.386cm" svg:x="2.651cm" svg:y="21.644cm">
          <text:p><text:span text:style-name="T5">При наличии датчиков в памяти: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-0.227cm" svg:x1="1.601cm" svg:y1="3.81cm" svg:x2="2.651cm" svg:y2="21.837cm" draw:end-shape="id32" draw:end-glue-point="3" svg:d="M1601 3810h39v18027h1011" svg:viewBox="0 0 1051 18028">
          <text:p/>
        </draw:connector>
        <draw:custom-shape draw:style-name="gr21" draw:text-style-name="P21" xml:id="id33" draw:id="id33" draw:layer="layout" svg:width="4.191cm" svg:height="0.5cm" svg:x="2.651cm" svg:y="22.387cm">
          <draw:glue-point draw:id="4" svg:x="-4.384cm" svg:y="5.02cm"/>
          <text:p text:style-name="P16"><text:span text:style-name="T4">Пр</text:span><text:span text:style-name="T4">едл</text:span><text:span text:style-name="T4">ага</text:span><text:span text:style-name="T4">етс</text:span><text:span text:style-name="T4">я </text:span><text:span text:style-name="T4">пун</text:span><text:span text:style-name="T4">кт: </text:span><text:span text:style-name="T4">"Уд</text:span><text:span text:style-name="T4">али</text:span><text:span text:style-name="T4">ть?</text:span><text:span text:style-name="T4">"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4.746cm" svg:y1="22.03cm" svg:x2="4.746cm" svg:y2="22.387cm" draw:start-shape="id32" draw:start-glue-point="2" draw:end-shape="id33" draw:end-glue-point="0" svg:d="M4746 22030v357" svg:viewBox="0 0 1 358">
          <text:p/>
        </draw:connector>
        <draw:custom-shape draw:style-name="gr22" draw:text-style-name="P15" xml:id="id36" draw:id="id36" draw:layer="layout" svg:width="11.076cm" svg:height="0.5cm" svg:x="2.637cm" svg:y="23.122cm">
          <text:p text:style-name="P14"><text:span text:style-name="T4">При </text:span><text:span text:style-name="T4">согла</text:span><text:span text:style-name="T4">сии </text:span><text:span text:style-name="T4">пред</text:span><text:span text:style-name="T4">лагае</text:span><text:span text:style-name="T4">тся к </text:span><text:span text:style-name="T4">удале</text:span><text:span text:style-name="T4">нию </text:span><text:span text:style-name="T4">перв</text:span><text:span text:style-name="T4">ый </text:span><text:span text:style-name="T4">датч</text:span><text:span text:style-name="T4">ик по </text:span><text:span text:style-name="T4">списк</text:span><text:span text:style-name="T4">у — </text:span><text:span text:style-name="T4">выво</text:span><text:span text:style-name="T4">дится </text:span><text:span text:style-name="T4">&lt;имя</text:span><text:span text:style-name="T4">&gt;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xml:id="id34" draw:id="id34" draw:layer="layout" svg:width="8.066cm" svg:height="0.5cm" svg:x="4.137cm" svg:y="23.957cm">
          <text:p text:style-name="P14"><text:span text:style-name="T4">Пр</text:span><text:span text:style-name="T4">и </text:span><text:span text:style-name="T4">сог</text:span><text:span text:style-name="T4">лас</text:span><text:span text:style-name="T4">ии </text:span><text:span text:style-name="T4">дат</text:span><text:span text:style-name="T4">чик </text:span><text:span text:style-name="T4">уда</text:span><text:span text:style-name="T4">ляе</text:span><text:span text:style-name="T4">тся </text:span><text:span text:style-name="T4">из </text:span><text:span text:style-name="T4">спи</text:span><text:span text:style-name="T4">ска </text:span><text:span text:style-name="T4">в </text:span><text:span text:style-name="T4">пам</text:span><text:span text:style-name="T4">яти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35" draw:id="id35" draw:layer="layout" svg:width="8.001cm" svg:height="0.379cm" svg:x="4.175cm" svg:y="24.827cm">
          <draw:glue-point draw:id="4" svg:x="-4.466cm" svg:y="5.013cm"/>
          <text:p text:style-name="P12"><text:span text:style-name="T4">Сообщение: "Удалено"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37" draw:id="id37" draw:layer="layout" svg:width="8.001cm" svg:height="0.379cm" svg:x="4.175cm" svg:y="25.597cm">
          <draw:glue-point draw:id="4" svg:x="-4.466cm" svg:y="5.013cm"/>
          <text:p><text:span text:style-name="T4">Если в памяти остался <text:s/>хотя бы один датчик - выход</text:span><text:span text:style-name="T4"> из меню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8.17cm" svg:y1="24.457cm" svg:x2="8.175cm" svg:y2="24.827cm" draw:start-shape="id34" draw:start-glue-point="2" draw:end-shape="id35" draw:end-glue-point="0" svg:d="M8170 24457v185h5v185" svg:viewBox="0 0 6 371">
          <text:p/>
        </draw:connector>
        <draw:connector draw:style-name="gr4" draw:text-style-name="P7" draw:layer="layout" svg:x1="2.651cm" svg:y1="22.637cm" svg:x2="2.637cm" svg:y2="23.372cm" draw:start-shape="id33" draw:start-glue-point="3" draw:end-shape="id36" draw:end-glue-point="3" svg:d="M2651 22637h-532v735h518" svg:viewBox="0 0 533 736">
          <text:p/>
        </draw:connector>
        <draw:connector draw:style-name="gr4" draw:text-style-name="P7" draw:layer="layout" svg:x1="8.175cm" svg:y1="23.622cm" svg:x2="8.17cm" svg:y2="23.957cm" draw:start-shape="id36" draw:start-glue-point="2" draw:end-shape="id34" draw:end-glue-point="0" svg:d="M8175 23622v168h-5v167" svg:viewBox="0 0 6 336">
          <text:p/>
        </draw:connector>
        <draw:connector draw:style-name="gr4" draw:text-style-name="P7" draw:layer="layout" svg:x1="4.175cm" svg:y1="25.016cm" svg:x2="4.175cm" svg:y2="25.786cm" draw:start-shape="id35" draw:start-glue-point="3" draw:end-shape="id37" draw:end-glue-point="3" svg:d="M4175 25016h-519v770h519" svg:viewBox="0 0 520 771">
          <text:p/>
        </draw:connector>
        <draw:custom-shape draw:style-name="gr24" draw:text-style-name="P13" xml:id="id38" draw:id="id38" draw:layer="layout" svg:width="8.001cm" svg:height="0.379cm" svg:x="4.175cm" svg:y="26.178cm">
          <draw:glue-point draw:id="4" svg:x="-4.466cm" svg:y="5.013cm"/>
          <text:p><text:span text:style-name="T4">Есл</text:span><text:span text:style-name="T4">и в </text:span><text:span text:style-name="T4">пам</text:span><text:span text:style-name="T4">яти </text:span><text:span text:style-name="T4">не </text:span><text:span text:style-name="T4">ост</text:span><text:span text:style-name="T4">ало</text:span><text:span text:style-name="T4">сь </text:span><text:span text:style-name="T4">дат</text:span><text:span text:style-name="T4">чик</text:span><text:span text:style-name="T4">ов</text:span><text:span text:style-name="T4">: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3.683cm" svg:y1="25.79cm" svg:x2="4.175cm" svg:y2="26.367cm" draw:end-shape="id38" draw:end-glue-point="3" svg:d="M3683 25790h-27v577h519" svg:viewBox="0 0 520 578">
          <text:p/>
        </draw:connector>
        <draw:connector draw:style-name="gr4" draw:text-style-name="P7" draw:layer="layout" svg:x1="12.176cm" svg:y1="25.786cm" svg:x2="17.489cm" svg:y2="23.255cm" draw:start-shape="id37" draw:start-glue-point="1" draw:end-shape="id31" draw:end-glue-point="2" svg:d="M12176 25786h5313v-2531" svg:viewBox="0 0 5314 2532">
          <text:p/>
        </draw:connector>
        <draw:custom-shape draw:style-name="gr24" draw:text-style-name="P13" xml:id="id39" draw:id="id39" draw:layer="layout" svg:width="8.001cm" svg:height="0.379cm" svg:x="4.175cm" svg:y="26.911cm">
          <draw:glue-point draw:id="4" svg:x="-4.466cm" svg:y="5.013cm"/>
          <text:p text:style-name="P12"><text:span text:style-name="T4">Со</text:span><text:span text:style-name="T4">об</text:span><text:span text:style-name="T4">ще</text:span><text:span text:style-name="T4">ние</text:span><text:span text:style-name="T4">: </text:span><text:span text:style-name="T4">"Не</text:span><text:span text:style-name="T4">т </text:span><text:span text:style-name="T4">дат</text:span><text:span text:style-name="T4">чик</text:span><text:span text:style-name="T4">ов", </text:span><text:span text:style-name="T4">дал</text:span><text:span text:style-name="T4">ее </text:span><text:span text:style-name="T4">пер</text:span><text:span text:style-name="T4">ехо</text:span><text:span text:style-name="T4">д к </text:span><text:span text:style-name="T4">нач</text:span><text:span text:style-name="T4">алу </text:span><text:span text:style-name="T4">мен</text:span><text:span text:style-name="T4">ю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8.175cm" svg:y1="26.557cm" svg:x2="8.175cm" svg:y2="26.911cm" draw:start-shape="id38" draw:start-glue-point="2" draw:end-shape="id39" draw:end-glue-point="0" svg:d="M8175 26557v354" svg:viewBox="0 0 1 355">
          <text:p/>
        </draw:connector>
        <draw:connector draw:style-name="gr4" draw:text-style-name="P7" draw:layer="layout" draw:line-skew="6.485cm" svg:x1="12.176cm" svg:y1="27.1cm" svg:x2="7.353cm" svg:y2="3.2cm" draw:start-shape="id39" draw:start-glue-point="1" draw:end-shape="id2" draw:end-glue-point="1" svg:d="M12176 27100h7002v-23900h-11825" svg:viewBox="0 0 11826 23901">
          <text:p/>
        </draw:connector>
        <draw:custom-shape draw:style-name="gr25" draw:text-style-name="P15" xml:id="id40" draw:id="id40" draw:layer="layout" svg:width="15.748cm" svg:height="0.5cm" svg:x="2.651cm" svg:y="27.67cm">
          <draw:glue-point draw:id="4" svg:x="2.016cm" svg:y="-4.4cm"/>
          <text:p text:style-name="P14"><text:span text:style-name="T4">При отказе и не пустом списке датчиков в памяти, предлагается к удалению следующий датчик по списку — выводится &lt;имя&gt;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2.137cm" svg:y1="23.362cm" svg:x2="2.651cm" svg:y2="27.92cm" draw:end-shape="id40" draw:end-glue-point="3" svg:d="M2137 23362h-4v4558h518" svg:viewBox="0 0 519 4559">
          <text:p/>
        </draw:connector>
        <draw:connector draw:style-name="gr4" draw:text-style-name="P7" draw:layer="layout" svg:x1="13.699cm" svg:y1="27.7cm" svg:x2="12.203cm" svg:y2="24.207cm" draw:start-shape="id40" draw:start-glue-point="4" draw:end-shape="id34" draw:end-glue-point="1" svg:d="M13699 27700v-3493h-1496" svg:viewBox="0 0 1497 3494">
          <text:p/>
        </draw:connector>
        <draw:custom-shape draw:style-name="gr26" draw:text-style-name="P15" xml:id="id41" draw:id="id41" draw:layer="layout" svg:width="11.557cm" svg:height="0.5cm" svg:x="2.651cm" svg:y="28.47cm">
          <draw:glue-point draw:id="4" svg:x="2.016cm" svg:y="-4.4cm"/>
          <text:p text:style-name="P14"><text:span text:style-name="T4">При отказе и </text:span><text:span text:style-name="T4">пустом списке датчиков в памяти - </text:span><text:span text:style-name="T4"><text:s/>переход к разделу </text:span><text:span text:style-name="T4">"Замена/Добавление"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xml:id="id31" draw:id="id31" draw:layer="layout" svg:width="2.328cm" svg:height="0.6cm" svg:x="16.325cm" svg:y="22.655cm">
          <draw:glue-point draw:id="4" svg:x="3.985cm" svg:y="5cm"/>
          <draw:glue-point draw:id="5" svg:x="3.466cm" svg:y="-5.016cm"/>
          <text:p text:style-name="P1"><text:span text:style-name="T1">Выход из меню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2.175cm" svg:y1="27.935cm" svg:x2="2.651cm" svg:y2="28.72cm" draw:end-shape="id41" draw:end-glue-point="3" svg:d="M2175 27935h-43v785h519" svg:viewBox="0 0 520 786">
          <text:p/>
        </draw:connector>
        <draw:connector draw:style-name="gr4" draw:text-style-name="P7" draw:layer="layout" draw:line-skew="5.342cm" svg:x1="14.208cm" svg:y1="28.72cm" svg:x2="7.35cm" svg:y2="4.6cm" draw:start-shape="id41" draw:start-glue-point="1" draw:end-shape="id4" draw:end-glue-point="1" svg:d="M14208 28720h5859v-24120h-12717" svg:viewBox="0 0 12718 24121">
          <text:p/>
        </draw:connector>
        <draw:custom-shape draw:style-name="gr28" draw:text-style-name="P23" draw:layer="layout" svg:width="8.6cm" svg:height="0.6cm" svg:x="6.37cm" svg:y="0.873cm">
          <draw:glue-point draw:id="4" svg:x="-1.793cm" svg:y="5.3cm"/>
          <text:p text:style-name="P1"><text:span text:style-name="T1">Структура меню работы со списком датчиков в памяти устройства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2" svg:font-family="'Times New Roman'"/>
    <style:font-face style:name="F" svg:font-family="" style:font-family-generic="roman"/>
    <style:font-face style:name="FreeSans" svg:font-family="FreeSans" style:font-family-generic="swiss"/>
    <style:font-face style:name="Consolas2" svg:font-family="Consolas" style:font-family-generic="modern" style:font-pitch="fixed"/>
    <style:font-face style:name="Liberation Sans1" svg:font-family="'Liberation Sans'" style:font-pitch="variable"/>
    <style:font-face style:name="Lucida Sans2" svg:font-family="'Lucida Sans'" style:font-pitch="variable"/>
    <style:font-face style:name="Microsoft YaHei2" svg:font-family="'Microsoft YaHei'" style:font-pitch="variable"/>
    <style:font-face style:name="Times New Roman1" svg:font-family="'Times New Roman'" style:font-pitch="variable"/>
    <style:font-face style:name="Consolas1" svg:font-family="Consolas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Calibri2" svg:font-family="Calibri" style:font-family-generic="system" style:font-pitch="variable"/>
    <style:font-face style:name="Consolas3" svg:font-family="Consolas" style:font-family-generic="system" style:font-pitch="variable"/>
    <style:font-face style:name="FreeSans2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marker draw:name="Square" svg:viewBox="0 0 10 10" svg:d="M0 0h10v10h-1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1" fo:font-family="Calibri" style:font-family-generic="swiss" style:font-pitch="variable" fo:font-size="11pt" fo:language="ru" fo:country="RU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Plain_20_Text" style:display-name="Plain Text" style:family="graphic">
      <style:paragraph-properties fo:margin-left="0cm" fo:margin-right="0cm" fo:text-align="start" fo:text-indent="0cm" style:text-autospace="ideograph-alpha"/>
      <style:text-properties style:font-name="Consolas2" fo:font-family="Consolas" style:font-family-generic="modern" style:font-pitch="fixed" fo:font-size="10.5pt" fo:language="ru" fo:country="RU" style:font-name-asian="Consolas2" style:font-family-asian="Consolas" style:font-family-generic-asian="modern" style:font-pitch-asian="fixed" style:font-size-asian="10.5pt" style:language-asian="en" style:country-asian="US" style:font-name-complex="Consolas2" style:font-family-complex="Consolas" style:font-family-generic-complex="modern" style:font-pitch-complex="fixed" style:font-size-complex="10.5pt" style:language-complex="ar" style:country-complex="SA"/>
    </style:style>
    <style:style style:name="Текст_20_Знак" style:display-name="Текст Знак" style:family="graphic">
      <style:paragraph-properties style:text-autospace="none"/>
      <style:text-properties style:font-name="Consolas2" fo:font-family="Consolas" style:font-family-generic="modern" style:font-pitch="fixed" fo:font-size="10.5pt" style:font-name-asian="Consolas2" style:font-family-asian="Consolas" style:font-family-generic-asian="modern" style:font-pitch-asian="fixed" style:font-size-asian="10.5pt" style:font-name-complex="Consolas2" style:font-family-complex="Consolas" style:font-family-generic-complex="modern" style:font-pitch-complex="fixed" style:font-size-complex="10.5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true" style:font-name-asian="F" style:font-family-generic-asian="roman" style:font-size-asian="11pt" style:language-asian="ar" style:country-asian="SA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</office:styles>
  <office:automatic-styles>
    <style:page-layout style:name="PM0">
      <style:page-layout-properties fo:margin-top="0.481cm" fo:margin-bottom="0.387cm" fo:margin-left="0.564cm" fo:margin-right="0.493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5T23:27:04.779000000</meta:creation-date>
    <dc:date>2020-02-06T14:17:49.130954845</dc:date>
    <meta:editing-duration>PT1H43M17S</meta:editing-duration>
    <meta:editing-cycles>30</meta:editing-cycles>
    <meta:generator>LibreOffice/5.1.6.2$Linux_X86_64 LibreOffice_project/10m0$Build-2</meta:generator>
    <meta:document-statistic meta:object-count="81"/>
  </office:meta>
</office:document-meta>
</file>